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320" officeooo:paragraph-rsid="0003d320"/>
    </style:style>
    <style:style style:name="P2" style:family="paragraph" style:parent-style-name="Standard" style:list-style-name="L1">
      <style:text-properties officeooo:rsid="0003d320" officeooo:paragraph-rsid="0003d320"/>
    </style:style>
    <style:style style:name="P3" style:family="paragraph" style:parent-style-name="Standard" style:list-style-name="L2">
      <style:text-properties officeooo:rsid="0003d320" officeooo:paragraph-rsid="0003d320"/>
    </style:style>
    <style:style style:name="P4" style:family="paragraph" style:parent-style-name="Standard" style:list-style-name="L1">
      <style:text-properties officeooo:paragraph-rsid="0003d320"/>
    </style:style>
    <style:style style:name="P5" style:family="paragraph" style:parent-style-name="Standard" style:list-style-name="L2">
      <style:text-properties officeooo:paragraph-rsid="0003d320"/>
    </style:style>
    <style:style style:name="P6" style:family="paragraph" style:parent-style-name="Standard" style:list-style-name="L2">
      <style:text-properties officeooo:rsid="0004f0c2" officeooo:paragraph-rsid="0004f0c2"/>
    </style:style>
    <style:style style:name="P7" style:family="paragraph" style:parent-style-name="Standard" style:list-style-name="L2">
      <style:text-properties officeooo:rsid="000513f5" officeooo:paragraph-rsid="000513f5"/>
    </style:style>
    <style:style style:name="P8" style:family="paragraph" style:parent-style-name="Standard" style:list-style-name="L3">
      <style:text-properties officeooo:rsid="000513f5" officeooo:paragraph-rsid="000513f5"/>
    </style:style>
    <style:style style:name="P9" style:family="paragraph" style:parent-style-name="Standard" style:list-style-name="L2">
      <style:text-properties officeooo:rsid="0006c7a1" officeooo:paragraph-rsid="0006c7a1"/>
    </style:style>
    <style:style style:name="P10" style:family="paragraph" style:parent-style-name="Standard">
      <style:text-properties officeooo:rsid="00085def" officeooo:paragraph-rsid="00085def"/>
    </style:style>
    <style:style style:name="P11" style:family="paragraph" style:parent-style-name="Standard">
      <style:text-properties fo:font-weight="bold" officeooo:rsid="00085def" officeooo:paragraph-rsid="00085def" style:font-weight-asian="bold" style:font-weight-complex="bold"/>
    </style:style>
    <style:style style:name="T1" style:family="text">
      <style:text-properties officeooo:rsid="0003d320"/>
    </style:style>
    <style:style style:name="T2" style:family="text">
      <style:text-properties officeooo:rsid="0004f0c2"/>
    </style:style>
    <style:style style:name="T3" style:family="text">
      <style:text-properties officeooo:rsid="000513f5"/>
    </style:style>
    <style:style style:name="T4" style:family="text">
      <style:text-properties officeooo:rsid="00079a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of Libra</text:p>
      <text:p text:style-name="P1"/>
      <text:list xml:id="list2423140664" text:style-name="L1">
        <text:list-item>
          <text:p text:style-name="P4"><text:span text:style-name="T1">Organization</text:span></text:p>
          <text:list>
            <text:list-item>
              <text:p text:style-name="P2">Libra Association</text:p>
            </text:list-item>
            <text:list-item>
              <text:p text:style-name="P2">Council</text:p>
            </text:list-item>
            <text:list-item>
              <text:p text:style-name="P2">Board</text:p>
            </text:list-item>
            <text:list-item>
              <text:p text:style-name="P2">Association’s Executive Team A</text:p>
            </text:list-item>
            <text:list-item>
              <text:p text:style-name="P2">Managing Director and Executive team</text:p>
            </text:list-item>
            <text:list-item>
              <text:p text:style-name="P2">Social Impact Advisory Board</text:p>
            </text:list-item>
          </text:list>
        </text:list-item>
        <text:list-item>
          <text:p text:style-name="P2">Technical elements</text:p>
          <text:list>
            <text:list-item>
              <text:p text:style-name="P2">Validator Nodes</text:p>
            </text:list-item>
            <text:list-item>
              <text:p text:style-name="P2">Libra Blockchain</text:p>
            </text:list-item>
            <text:list-item>
              <text:p text:style-name="P2">Consensus protocol</text:p>
            </text:list-item>
            <text:list-item>
              <text:p text:style-name="P2">Move smart contract language</text:p>
            </text:list-item>
            <text:list-item>
              <text:p text:style-name="P2">Cryptography techniques</text:p>
            </text:list-item>
          </text:list>
        </text:list-item>
        <text:list-item>
          <text:p text:style-name="P2">Economic concepts</text:p>
          <text:list>
            <text:list-item>
              <text:p text:style-name="P2">Reserve</text:p>
            </text:list-item>
          </text:list>
        </text:list-item>
      </text:list>
      <text:p text:style-name="P1"/>
      <text:p text:style-name="P1">Article story-line</text:p>
      <text:list xml:id="list2404217045" text:style-name="L3">
        <text:list-item>
          <text:p text:style-name="P8"><text:span text:style-name="T4">How to use Libra.</text:span> Pay me.</text:p>
        </text:list-item>
        <text:list-item>
          <text:p text:style-name="P8"><text:span text:style-name="T4">How Libra works.</text:span> Libra tech diagram</text:p>
        </text:list-item>
      </text:list>
      <text:list xml:id="list299287275" text:style-name="L2">
        <text:list-item>
          <text:p text:style-name="P5"><text:span text:style-name="T1">How is Libra organized</text:span></text:p>
          <text:list>
            <text:list-item>
              <text:p text:style-name="P3">Who participates in Libra? Top level. Users vs Associations</text:p>
            </text:list-item>
            <text:list-item>
              <text:p text:style-name="P3">How goes governance in Libra?</text:p>
            </text:list-item>
            <text:list-item>
              <text:p text:style-name="P6">The Libra’s roadmap</text:p>
            </text:list-item>
            <text:list-item>
              <text:p text:style-name="P3">Money, value, Libra and you</text:p>
              <text:list>
                <text:list-item>
                  <text:p text:style-name="P3">Libra reserve. <text:span text:style-name="T2">About value and dividends only.</text:span></text:p>
                </text:list-item>
                <text:list-item>
                  <text:p text:style-name="P3">FIAT vs crypto (country borders)</text:p>
                </text:list-item>
                <text:list-item>
                  <text:p text:style-name="P3">Security and ownership</text:p>
                </text:list-item>
                <text:list-item>
                  <text:p text:style-name="P6">Libra openness. Becoming part of Libra leaders</text:p>
                </text:list-item>
                <text:list-item>
                  <text:p text:style-name="P6">Social commitment</text:p>
                </text:list-item>
                <text:list-item>
                  <text:p text:style-name="P6">Libra and the Law. Preventing illegal trade</text:p>
                </text:list-item>
                <text:list-item>
                  <text:p text:style-name="P6">Libra privacy protection</text:p>
                </text:list-item>
                <text:list-item>
                  <text:p text:style-name="P6">Libra and you<text:span text:style-name="T3">r</text:span> government. Monetary policy, Illegal here not there, Reserve distribution, Risk protection, <text:span text:style-name="T3">Censorship.</text:span></text:p>
                </text:list-item>
                <text:list-item>
                  <text:p text:style-name="P7">Banking the unbancked</text:p>
                </text:list-item>
                <text:list-item>
                  <text:p text:style-name="P9">Permissioned and permissionless stuff. what do I care?</text:p>
                </text:list-item>
              </text:list>
            </text:list-item>
            <text:list-item>
              <text:p text:style-name="P6"/>
            </text:list-item>
          </text:list>
        </text:list-item>
        <text:list-item>
          <text:p text:style-name="P3">How does Libra work (top level)</text:p>
        </text:list-item>
        <text:list-item>
          <text:p text:style-name="P7">How to pay and get paid (top level on blockchain payment)</text:p>
        </text:list-item>
        <text:list-item>
          <text:p text:style-name="P7">What is a Smart contract (on-chain triggered payments)</text:p>
        </text:list-item>
        <text:list-item>
          <text:p text:style-name="P7">Coins; Libra vs Libra Investment Token</text:p>
        </text:list-item>
        <text:list-item>
          <text:p text:style-name="P7">Libra and the cypto-ecosystem</text:p>
        </text:list-item>
        <text:list-item>
          <text:p text:style-name="P7">Libra Consensus</text:p>
        </text:list-item>
        <text:list-item>
          <text:p text:style-name="P7"/>
        </text:list-item>
      </text:list>
      <text:p text:style-name="P1"/>
      <text:p text:style-name="P11">CATEGORIES LIBRA</text:p>
      <text:p text:style-name="P10">USE LIBRA</text:p>
      <text:p text:style-name="P10"><text:tab/>PAYMENT</text:p>
      <text:p text:style-name="P10"><text:tab/>SMART CONTRACTS</text:p>
      <text:p text:style-name="P10"><text:soft-page-break/><text:tab/>ORGANIZATION<text:line-break/><text:tab/>INVESTMENT<text:line-break/><text:tab/>SECURITY AND PRIVACY</text:p>
      <text:p text:style-name="P10">DEV LIBRA<text:line-break/><text:tab/>LIBRA C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Ruiz</meta:initial-creator>
    <meta:creation-date>2019-07-21T17:27:03.211401612</meta:creation-date>
    <dc:date>2019-07-22T15:29:52.600084263</dc:date>
    <dc:creator>Alvaro Ruiz</dc:creator>
    <meta:editing-duration>PT16H14M18S</meta:editing-duration>
    <meta:editing-cycles>1</meta:editing-cycles>
    <meta:document-statistic meta:table-count="0" meta:image-count="0" meta:object-count="0" meta:page-count="2" meta:paragraph-count="48" meta:word-count="231" meta:character-count="1332" meta:non-whitespace-character-count="1181"/>
    <meta:generator>LibreOffice/6.2.5.2$Linux_X86_64 LibreOffice_project/20$Build-2</meta:generator>
  </office:meta>
</office:document-meta>
</file>